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 %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uy price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Sell price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5]-[.B4]"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B1]/100"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table:formula="of:=[.B7]-[.B8]" office:value-type="float" office:value="651.6" calcext:value-type="float">
            <text:p>651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in Adjusted sell price</text:p>
          </table:table-cell>
          <table:table-cell table:formula="of:=[.B9]+[.B4]" office:value-type="float" office:value="3727.6" calcext:value-type="float">
            <text:p>3727.6</text:p>
          </table:table-cell>
        </table:table-row>
        <table:table-row table:style-name="ro1">
          <table:table-cell office:value-type="string" calcext:value-type="string">
            <text:p>New Buy price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11]-[.B12]" office:value-type="float" office:value="282.6" calcext:value-type="float">
            <text:p>282.6</text:p>
          </table:table-cell>
        </table:table-row>
        <table:table-row table:style-name="ro1">
          <table:table-cell office:value-type="string" calcext:value-type="string">
            <text:p>New addtional Qty</text:p>
          </table:table-cell>
          <table:table-cell table:formula="of:=FLOOR(([.B13]*[.B6]) / [.B12];1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2-10T17:25:42.465206987</meta:creation-date>
    <dc:date>2019-12-10T17:34:59.620831718</dc:date>
    <dc:creator>root </dc:creator>
    <meta:editing-duration>PT3M5S</meta:editing-duration>
    <meta:editing-cycles>3</meta:editing-cycles>
    <meta:generator>LibreOffice/4.1.3.2$Linux_x86 LibreOffice_project/410$Build-2</meta:generator>
    <meta:document-statistic meta:table-count="1" meta:cell-count="22" meta:object-count="0"/>
  </office:meta>
</office:document-meta>
</file>